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CreationException.NodeTypeCreationException( Exception wrapp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reationException.NodeTypeCre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CreationException.NodeTypeCre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